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Portfolio Deliverables (Easy + Clean)</text:span></text:h>
      <text:p text:style-name="Text_20_body">You produce:</text:p>
      <text:h text:style-name="Heading_20_3" text:outline-level="3"><text:span text:style-name="Strong_20_Emphasis">1. ML Notebook #1 — Genre Prediction</text:span></text:h>
      <text:list xml:id="list773947632" text:style-name="L1">
        <text:list-item>
          <text:p text:style-name="P1">Data cleaning</text:p>
        </text:list-item>
        <text:list-item>
          <text:p text:style-name="P1">Feature engineering</text:p>
        </text:list-item>
        <text:list-item>
          <text:p text:style-name="P1">Training models</text:p>
        </text:list-item>
        <text:list-item>
          <text:p text:style-name="P1">Evaluation</text:p>
        </text:list-item>
        <text:list-item>
          <text:p text:style-name="P1">SHAP plots</text:p>
        </text:list-item>
      </text:list>
      <text:h text:style-name="Heading_20_3" text:outline-level="3"><text:span text:style-name="Strong_20_Emphasis">2. ML Notebook #2 — Artist Clustering</text:span></text:h>
      <text:list xml:id="list2051749901" text:style-name="L2">
        <text:list-item>
          <text:p text:style-name="P2">Build feature vectors per artist</text:p>
        </text:list-item>
        <text:list-item>
          <text:p text:style-name="P2">Scaling + PCA/UMAP</text:p>
        </text:list-item>
        <text:list-item>
          <text:p text:style-name="P2">KMeans + HDBSCAN clusters</text:p>
        </text:list-item>
        <text:list-item>
          <text:p text:style-name="P2">Visualizations</text:p>
        </text:list-item>
        <text:list-item>
          <text:p text:style-name="P2">Cluster descriptions</text:p>
        </text:list-item>
      </text:list>
      <text:h text:style-name="Heading_20_3" text:outline-level="3"><text:span text:style-name="Strong_20_Emphasis">3. ML Notebook #3 — Track-Type Prediction</text:span></text:h>
      <text:list xml:id="list4112294629" text:style-name="L3">
        <text:list-item>
          <text:p text:style-name="P3">Label engineering</text:p>
        </text:list-item>
        <text:list-item>
          <text:p text:style-name="P3">Supervised classification</text:p>
        </text:list-item>
        <text:list-item>
          <text:p text:style-name="P3">Feature importance</text:p>
        </text:list-item>
      </text:list>
      <text:h text:style-name="Heading_20_3" text:outline-level="3"><text:span text:style-name="Strong_20_Emphasis">4. ML Notebook #4 — Graph + ML Integration</text:span></text:h>
      <text:list xml:id="list2240660605" text:style-name="L4">
        <text:list-item>
          <text:p text:style-name="P4">Build collaboration matrix</text:p>
        </text:list-item>
        <text:list-item>
          <text:p text:style-name="P4">Compare ML clusters vs graph communities</text:p>
        </text:list-item>
        <text:list-item>
          <text:p text:style-name="P4">Identify cross-cluster bridges</text:p>
        </text:list-item>
      </text:list>
      <text:h text:style-name="Heading_20_3" text:outline-level="3"><text:span text:style-name="Strong_20_Emphasis">5. README</text:span></text:h>
      <text:p text:style-name="Text_20_body">Summarize the results clearly.</text:p>
      <text:h text:style-name="Heading_20_3" text:outline-level="3"><text:span text:style-name="Strong_20_Emphasis">6. Optional Dashboard</text:span></text:h>
      <text:list xml:id="list276847321" text:style-name="L5">
        <text:list-item>
          <text:p text:style-name="P5">Cluster browser</text:p>
        </text:list-item>
        <text:list-item>
          <text:p text:style-name="P5">Artist similarity</text:p>
        </text:list-item>
        <text:list-item>
          <text:p text:style-name="P5"><text:soft-page-break/>Collaboration predictions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08:19:32.881803481</meta:creation-date>
    <dc:date>2025-11-29T08:19:52.526756096</dc:date>
    <meta:editing-duration>PT20S</meta:editing-duration>
    <meta:editing-cycles>1</meta:editing-cycles>
    <meta:document-statistic meta:table-count="0" meta:image-count="0" meta:object-count="0" meta:page-count="2" meta:paragraph-count="28" meta:word-count="109" meta:character-count="673" meta:non-whitespace-character-count="607"/>
    <meta:generator>LibreOffice/7.3.7.2$Linux_X86_64 LibreOffice_project/30$Build-2</meta:generator>
  </office:meta>
</office:document-meta>
</file>